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b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ector reduction (combine) exa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15 variants of combine(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<text:s text:c="2"/>on arrays of 20 sizes from 1 to 39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ing option 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esting option 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ize</text:p>
          </table:table-cell>
          <table:table-cell office:value-type="string" table:style-name="ce1">
            <text:p>Unroll 1</text:p>
          </table:table-cell>
          <table:table-cell office:value-type="string" table:style-name="ce1">
            <text:p>Unroll 2</text:p>
          </table:table-cell>
          <table:table-cell office:value-type="string" table:style-name="ce1">
            <text:p>Unroll 3</text:p>
          </table:table-cell>
          <table:table-cell office:value-type="string" table:style-name="ce1">
            <text:p>Unroll 4</text:p>
          </table:table-cell>
          <table:table-cell office:value-type="string" table:style-name="ce1">
            <text:p>Unroll 5</text:p>
          </table:table-cell>
          <table:table-cell office:value-type="string" table:style-name="ce1">
            <text:p>Unroll 6</text:p>
          </table:table-cell>
          <table:table-cell office:value-type="string" table:style-name="ce1">
            <text:p>Unroll 7</text:p>
          </table:table-cell>
          <table:table-cell office:value-type="string" table:style-name="ce1">
            <text:p>Unroll 8</text:p>
          </table:table-cell>
          <table:table-cell office:value-type="string" table:style-name="ce1">
            <text:p>Unroll 9</text:p>
          </table:table-cell>
          <table:table-cell office:value-type="string" table:style-name="ce1">
            <text:p>Unroll 10</text:p>
          </table:table-cell>
          <table:table-cell table:style-name="ce1"/>
          <table:table-cell office:value-type="string" table:style-name="ce1">
            <text:p>Unroll 1</text:p>
          </table:table-cell>
          <table:table-cell office:value-type="string" table:style-name="ce1">
            <text:p>Unroll 2</text:p>
          </table:table-cell>
          <table:table-cell office:value-type="string" table:style-name="ce1">
            <text:p>Unroll 3</text:p>
          </table:table-cell>
          <table:table-cell office:value-type="string" table:style-name="ce1">
            <text:p>Unroll 4</text:p>
          </table:table-cell>
          <table:table-cell office:value-type="string" table:style-name="ce1">
            <text:p>Unroll 5</text:p>
          </table:table-cell>
          <table:table-cell office:value-type="string" table:style-name="ce1">
            <text:p>Unroll 6</text:p>
          </table:table-cell>
          <table:table-cell office:value-type="string" table:style-name="ce1">
            <text:p>Unroll 7</text:p>
          </table:table-cell>
          <table:table-cell office:value-type="string" table:style-name="ce1">
            <text:p>Unroll 8</text:p>
          </table:table-cell>
          <table:table-cell office:value-type="string" table:style-name="ce1">
            <text:p>Unroll 9</text:p>
          </table:table-cell>
          <table:table-cell office:value-type="string" table:style-name="ce1">
            <text:p>Unroll 10</text:p>
          </table:table-cell>
          <table:table-cell table:number-columns-repeated="16362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2018" table:style-name="ce1">
            <text:p>12018</text:p>
          </table:table-cell>
          <table:table-cell office:value-type="float" office:value="12018" table:style-name="ce1">
            <text:p>12018</text:p>
          </table:table-cell>
          <table:table-cell office:value-type="float" office:value="13665" table:style-name="ce1">
            <text:p>13665</text:p>
          </table:table-cell>
          <table:table-cell office:value-type="float" office:value="12309" table:style-name="ce1">
            <text:p>12309</text:p>
          </table:table-cell>
          <table:table-cell office:value-type="float" office:value="12420" table:style-name="ce1">
            <text:p>12420</text:p>
          </table:table-cell>
          <table:table-cell office:value-type="float" office:value="12237" table:style-name="ce1">
            <text:p>12237</text:p>
          </table:table-cell>
          <table:table-cell office:value-type="float" office:value="12282" table:style-name="ce1">
            <text:p>12282</text:p>
          </table:table-cell>
          <table:table-cell office:value-type="float" office:value="12324" table:style-name="ce1">
            <text:p>12324</text:p>
          </table:table-cell>
          <table:table-cell office:value-type="float" office:value="12054" table:style-name="ce1">
            <text:p>12054</text:p>
          </table:table-cell>
          <table:table-cell office:value-type="float" office:value="12000" table:style-name="ce1">
            <text:p>12000</text:p>
          </table:table-cell>
          <table:table-cell table:style-name="ce1"/>
          <table:table-cell office:value-type="float" office:value="6.0090000000000003" table:formula="of:=[.B20]/[.$A20]" table:style-name="ce1">
            <text:p>6.009</text:p>
          </table:table-cell>
          <table:table-cell office:value-type="float" office:value="6.0090000000000003" table:formula="of:=[.C20]/[.$A20]" table:style-name="ce1">
            <text:p>6.009</text:p>
          </table:table-cell>
          <table:table-cell office:value-type="float" office:value="6.8324999999999996" table:formula="of:=[.D20]/[.$A20]" table:style-name="ce1">
            <text:p>6.8325</text:p>
          </table:table-cell>
          <table:table-cell office:value-type="float" office:value="6.1544999999999996" table:formula="of:=[.E20]/[.$A20]" table:style-name="ce1">
            <text:p>6.1545</text:p>
          </table:table-cell>
          <table:table-cell office:value-type="float" office:value="6.21" table:formula="of:=[.F20]/[.$A20]" table:style-name="ce1">
            <text:p>6.21</text:p>
          </table:table-cell>
          <table:table-cell office:value-type="float" office:value="6.1185" table:formula="of:=[.G20]/[.$A20]" table:style-name="ce1">
            <text:p>6.1185</text:p>
          </table:table-cell>
          <table:table-cell office:value-type="float" office:value="6.141" table:formula="of:=[.H20]/[.$A20]" table:style-name="ce1">
            <text:p>6.141</text:p>
          </table:table-cell>
          <table:table-cell office:value-type="float" office:value="6.1619999999999999" table:formula="of:=[.I20]/[.$A20]" table:style-name="ce1">
            <text:p>6.162</text:p>
          </table:table-cell>
          <table:table-cell office:value-type="float" office:value="6.0270000000000001" table:formula="of:=[.J20]/[.$A20]" table:style-name="ce1">
            <text:p>6.027</text:p>
          </table:table-cell>
          <table:table-cell office:value-type="float" office:value="6" table:formula="of:=[.K20]/[.$A20]" table:style-name="ce1">
            <text:p>6</text:p>
          </table:table-cell>
          <table:table-cell table:number-columns-repeated="16362"/>
        </table:table-row>
        <table:table-row table:style-name="ro1">
          <table:table-cell office:value-type="float" office:value="24000" table:style-name="ce1">
            <text:p>24000</text:p>
          </table:table-cell>
          <table:table-cell office:value-type="float" office:value="22506" table:style-name="ce1">
            <text:p>22506</text:p>
          </table:table-cell>
          <table:table-cell office:value-type="float" office:value="23418" table:style-name="ce1">
            <text:p>23418</text:p>
          </table:table-cell>
          <table:table-cell office:value-type="float" office:value="22470" table:style-name="ce1">
            <text:p>22470</text:p>
          </table:table-cell>
          <table:table-cell office:value-type="float" office:value="21975" table:style-name="ce1">
            <text:p>21975</text:p>
          </table:table-cell>
          <table:table-cell office:value-type="float" office:value="21792" table:style-name="ce1">
            <text:p>21792</text:p>
          </table:table-cell>
          <table:table-cell office:value-type="float" office:value="21624" table:style-name="ce1">
            <text:p>21624</text:p>
          </table:table-cell>
          <table:table-cell office:value-type="float" office:value="23004" table:style-name="ce1">
            <text:p>23004</text:p>
          </table:table-cell>
          <table:table-cell office:value-type="float" office:value="21954" table:style-name="ce1">
            <text:p>21954</text:p>
          </table:table-cell>
          <table:table-cell office:value-type="float" office:value="21714" table:style-name="ce1">
            <text:p>21714</text:p>
          </table:table-cell>
          <table:table-cell office:value-type="float" office:value="21498" table:style-name="ce1">
            <text:p>21498</text:p>
          </table:table-cell>
          <table:table-cell table:style-name="ce1"/>
          <table:table-cell office:value-type="float" office:value="0.93774999999999997" table:formula="of:=[.B21]/[.$A21]" table:style-name="ce1">
            <text:p>0.93775</text:p>
          </table:table-cell>
          <table:table-cell office:value-type="float" office:value="0.97575000000000001" table:formula="of:=[.C21]/[.$A21]" table:style-name="ce1">
            <text:p>0.97575</text:p>
          </table:table-cell>
          <table:table-cell office:value-type="float" office:value="0.93625000000000003" table:formula="of:=[.D21]/[.$A21]" table:style-name="ce1">
            <text:p>0.93625</text:p>
          </table:table-cell>
          <table:table-cell office:value-type="float" office:value="0.91562500000000002" table:formula="of:=[.E21]/[.$A21]" table:style-name="ce1">
            <text:p>0.915625</text:p>
          </table:table-cell>
          <table:table-cell office:value-type="float" office:value="0.90800000000000003" table:formula="of:=[.F21]/[.$A21]" table:style-name="ce1">
            <text:p>0.908</text:p>
          </table:table-cell>
          <table:table-cell office:value-type="float" office:value="0.90100000000000002" table:formula="of:=[.G21]/[.$A21]" table:style-name="ce1">
            <text:p>0.901</text:p>
          </table:table-cell>
          <table:table-cell office:value-type="float" office:value="0.95850000000000002" table:formula="of:=[.H21]/[.$A21]" table:style-name="ce1">
            <text:p>0.9585</text:p>
          </table:table-cell>
          <table:table-cell office:value-type="float" office:value="0.91474999999999995" table:formula="of:=[.I21]/[.$A21]" table:style-name="ce1">
            <text:p>0.91475</text:p>
          </table:table-cell>
          <table:table-cell office:value-type="float" office:value="0.90475000000000005" table:formula="of:=[.J21]/[.$A21]" table:style-name="ce1">
            <text:p>0.90475</text:p>
          </table:table-cell>
          <table:table-cell office:value-type="float" office:value="0.89575000000000005" table:formula="of:=[.K21]/[.$A21]" table:style-name="ce1">
            <text:p>0.89575</text:p>
          </table:table-cell>
          <table:table-cell table:number-columns-repeated="16362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105963" table:style-name="ce1">
            <text:p>105963</text:p>
          </table:table-cell>
          <table:table-cell office:value-type="float" office:value="100401" table:style-name="ce1">
            <text:p>100401</text:p>
          </table:table-cell>
          <table:table-cell office:value-type="float" office:value="100638" table:style-name="ce1">
            <text:p>100638</text:p>
          </table:table-cell>
          <table:table-cell office:value-type="float" office:value="100632" table:style-name="ce1">
            <text:p>100632</text:p>
          </table:table-cell>
          <table:table-cell office:value-type="float" office:value="99567" table:style-name="ce1">
            <text:p>99567</text:p>
          </table:table-cell>
          <table:table-cell office:value-type="float" office:value="101052" table:style-name="ce1">
            <text:p>101052</text:p>
          </table:table-cell>
          <table:table-cell office:value-type="float" office:value="101877" table:style-name="ce1">
            <text:p>101877</text:p>
          </table:table-cell>
          <table:table-cell office:value-type="float" office:value="102084" table:style-name="ce1">
            <text:p>102084</text:p>
          </table:table-cell>
          <table:table-cell office:value-type="float" office:value="99804" table:style-name="ce1">
            <text:p>99804</text:p>
          </table:table-cell>
          <table:table-cell office:value-type="float" office:value="100140" table:style-name="ce1">
            <text:p>100140</text:p>
          </table:table-cell>
          <table:table-cell table:style-name="ce1"/>
          <table:table-cell office:value-type="float" office:value="1.1773666666666667" table:formula="of:=[.B22]/[.$A22]" table:style-name="ce1">
            <text:p>1.177366667</text:p>
          </table:table-cell>
          <table:table-cell office:value-type="float" office:value="1.1155666666666666" table:formula="of:=[.C22]/[.$A22]" table:style-name="ce1">
            <text:p>1.115566667</text:p>
          </table:table-cell>
          <table:table-cell office:value-type="float" office:value="1.1182000000000001" table:formula="of:=[.D22]/[.$A22]" table:style-name="ce1">
            <text:p>1.1182</text:p>
          </table:table-cell>
          <table:table-cell office:value-type="float" office:value="1.1181333333333334" table:formula="of:=[.E22]/[.$A22]" table:style-name="ce1">
            <text:p>1.118133333</text:p>
          </table:table-cell>
          <table:table-cell office:value-type="float" office:value="1.1063000000000001" table:formula="of:=[.F22]/[.$A22]" table:style-name="ce1">
            <text:p>1.1063</text:p>
          </table:table-cell>
          <table:table-cell office:value-type="float" office:value="1.1228" table:formula="of:=[.G22]/[.$A22]" table:style-name="ce1">
            <text:p>1.1228</text:p>
          </table:table-cell>
          <table:table-cell office:value-type="float" office:value="1.1319666666666666" table:formula="of:=[.H22]/[.$A22]" table:style-name="ce1">
            <text:p>1.131966667</text:p>
          </table:table-cell>
          <table:table-cell office:value-type="float" office:value="1.1342666666666668" table:formula="of:=[.I22]/[.$A22]" table:style-name="ce1">
            <text:p>1.134266667</text:p>
          </table:table-cell>
          <table:table-cell office:value-type="float" office:value="1.1089333333333333" table:formula="of:=[.J22]/[.$A22]" table:style-name="ce1">
            <text:p>1.108933333</text:p>
          </table:table-cell>
          <table:table-cell office:value-type="float" office:value="1.1126666666666667" table:formula="of:=[.K22]/[.$A22]" table:style-name="ce1">
            <text:p>1.112666667</text:p>
          </table:table-cell>
          <table:table-cell table:number-columns-repeated="16362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317505" table:style-name="ce1">
            <text:p>317505</text:p>
          </table:table-cell>
          <table:table-cell office:value-type="float" office:value="292686" table:style-name="ce1">
            <text:p>292686</text:p>
          </table:table-cell>
          <table:table-cell office:value-type="float" office:value="315150" table:style-name="ce1">
            <text:p>315150</text:p>
          </table:table-cell>
          <table:table-cell office:value-type="float" office:value="296919" table:style-name="ce1">
            <text:p>296919</text:p>
          </table:table-cell>
          <table:table-cell office:value-type="float" office:value="289830" table:style-name="ce1">
            <text:p>289830</text:p>
          </table:table-cell>
          <table:table-cell office:value-type="float" office:value="290682" table:style-name="ce1">
            <text:p>290682</text:p>
          </table:table-cell>
          <table:table-cell office:value-type="float" office:value="294825" table:style-name="ce1">
            <text:p>294825</text:p>
          </table:table-cell>
          <table:table-cell office:value-type="float" office:value="299730" table:style-name="ce1">
            <text:p>299730</text:p>
          </table:table-cell>
          <table:table-cell office:value-type="float" office:value="290232" table:style-name="ce1">
            <text:p>290232</text:p>
          </table:table-cell>
          <table:table-cell office:value-type="float" office:value="289347" table:style-name="ce1">
            <text:p>289347</text:p>
          </table:table-cell>
          <table:table-cell table:style-name="ce1"/>
          <table:table-cell office:value-type="float" office:value="1.5875250000000001" table:formula="of:=[.B23]/[.$A23]" table:style-name="ce1">
            <text:p>1.587525</text:p>
          </table:table-cell>
          <table:table-cell office:value-type="float" office:value="1.46343" table:formula="of:=[.C23]/[.$A23]" table:style-name="ce1">
            <text:p>1.46343</text:p>
          </table:table-cell>
          <table:table-cell office:value-type="float" office:value="1.57575" table:formula="of:=[.D23]/[.$A23]" table:style-name="ce1">
            <text:p>1.57575</text:p>
          </table:table-cell>
          <table:table-cell office:value-type="float" office:value="1.4845950000000001" table:formula="of:=[.E23]/[.$A23]" table:style-name="ce1">
            <text:p>1.484595</text:p>
          </table:table-cell>
          <table:table-cell office:value-type="float" office:value="1.4491499999999999" table:formula="of:=[.F23]/[.$A23]" table:style-name="ce1">
            <text:p>1.44915</text:p>
          </table:table-cell>
          <table:table-cell office:value-type="float" office:value="1.4534100000000001" table:formula="of:=[.G23]/[.$A23]" table:style-name="ce1">
            <text:p>1.45341</text:p>
          </table:table-cell>
          <table:table-cell office:value-type="float" office:value="1.4741249999999999" table:formula="of:=[.H23]/[.$A23]" table:style-name="ce1">
            <text:p>1.474125</text:p>
          </table:table-cell>
          <table:table-cell office:value-type="float" office:value="1.49865" table:formula="of:=[.I23]/[.$A23]" table:style-name="ce1">
            <text:p>1.49865</text:p>
          </table:table-cell>
          <table:table-cell office:value-type="float" office:value="1.45116" table:formula="of:=[.J23]/[.$A23]" table:style-name="ce1">
            <text:p>1.45116</text:p>
          </table:table-cell>
          <table:table-cell office:value-type="float" office:value="1.4467350000000001" table:formula="of:=[.K23]/[.$A23]" table:style-name="ce1">
            <text:p>1.446735</text:p>
          </table:table-cell>
          <table:table-cell table:number-columns-repeated="16362"/>
        </table:table-row>
        <table:table-row table:style-name="ro1">
          <table:table-cell office:value-type="float" office:value="354000" table:style-name="ce1">
            <text:p>354000</text:p>
          </table:table-cell>
          <table:table-cell office:value-type="float" office:value="663060" table:style-name="ce1">
            <text:p>663060</text:p>
          </table:table-cell>
          <table:table-cell office:value-type="float" office:value="663525" table:style-name="ce1">
            <text:p>663525</text:p>
          </table:table-cell>
          <table:table-cell office:value-type="float" office:value="662151" table:style-name="ce1">
            <text:p>662151</text:p>
          </table:table-cell>
          <table:table-cell office:value-type="float" office:value="666108" table:style-name="ce1">
            <text:p>666108</text:p>
          </table:table-cell>
          <table:table-cell office:value-type="float" office:value="649680" table:style-name="ce1">
            <text:p>649680</text:p>
          </table:table-cell>
          <table:table-cell office:value-type="float" office:value="650109" table:style-name="ce1">
            <text:p>650109</text:p>
          </table:table-cell>
          <table:table-cell office:value-type="float" office:value="661356" table:style-name="ce1">
            <text:p>661356</text:p>
          </table:table-cell>
          <table:table-cell office:value-type="float" office:value="666651" table:style-name="ce1">
            <text:p>666651</text:p>
          </table:table-cell>
          <table:table-cell office:value-type="float" office:value="653115" table:style-name="ce1">
            <text:p>653115</text:p>
          </table:table-cell>
          <table:table-cell office:value-type="float" office:value="649302" table:style-name="ce1">
            <text:p>649302</text:p>
          </table:table-cell>
          <table:table-cell table:style-name="ce1"/>
          <table:table-cell office:value-type="float" office:value="1.8730508474576271" table:formula="of:=[.B24]/[.$A24]" table:style-name="ce1">
            <text:p>1.873050847</text:p>
          </table:table-cell>
          <table:table-cell office:value-type="float" office:value="1.874364406779661" table:formula="of:=[.C24]/[.$A24]" table:style-name="ce1">
            <text:p>1.874364407</text:p>
          </table:table-cell>
          <table:table-cell office:value-type="float" office:value="1.8704830508474577" table:formula="of:=[.D24]/[.$A24]" table:style-name="ce1">
            <text:p>1.870483051</text:p>
          </table:table-cell>
          <table:table-cell office:value-type="float" office:value="1.8816610169491526" table:formula="of:=[.E24]/[.$A24]" table:style-name="ce1">
            <text:p>1.881661017</text:p>
          </table:table-cell>
          <table:table-cell office:value-type="float" office:value="1.8352542372881355" table:formula="of:=[.F24]/[.$A24]" table:style-name="ce1">
            <text:p>1.835254237</text:p>
          </table:table-cell>
          <table:table-cell office:value-type="float" office:value="1.8364661016949153" table:formula="of:=[.G24]/[.$A24]" table:style-name="ce1">
            <text:p>1.836466102</text:p>
          </table:table-cell>
          <table:table-cell office:value-type="float" office:value="1.8682372881355933" table:formula="of:=[.H24]/[.$A24]" table:style-name="ce1">
            <text:p>1.868237288</text:p>
          </table:table-cell>
          <table:table-cell office:value-type="float" office:value="1.8831949152542373" table:formula="of:=[.I24]/[.$A24]" table:style-name="ce1">
            <text:p>1.883194915</text:p>
          </table:table-cell>
          <table:table-cell office:value-type="float" office:value="1.8449576271186441" table:formula="of:=[.J24]/[.$A24]" table:style-name="ce1">
            <text:p>1.844957627</text:p>
          </table:table-cell>
          <table:table-cell office:value-type="float" office:value="1.8341864406779662" table:formula="of:=[.K24]/[.$A24]" table:style-name="ce1">
            <text:p>1.834186441</text:p>
          </table:table-cell>
          <table:table-cell table:number-columns-repeated="16362"/>
        </table:table-row>
        <table:table-row table:style-name="ro1">
          <table:table-cell office:value-type="float" office:value="552000" table:style-name="ce1">
            <text:p>552000</text:p>
          </table:table-cell>
          <table:table-cell office:value-type="float" office:value="1167897" table:style-name="ce1">
            <text:p>1167897</text:p>
          </table:table-cell>
          <table:table-cell office:value-type="float" office:value="1166835" table:style-name="ce1">
            <text:p>1166835</text:p>
          </table:table-cell>
          <table:table-cell office:value-type="float" office:value="1180395" table:style-name="ce1">
            <text:p>1180395</text:p>
          </table:table-cell>
          <table:table-cell office:value-type="float" office:value="1181775" table:style-name="ce1">
            <text:p>1181775</text:p>
          </table:table-cell>
          <table:table-cell office:value-type="float" office:value="1150818" table:style-name="ce1">
            <text:p>1150818</text:p>
          </table:table-cell>
          <table:table-cell office:value-type="float" office:value="1155555" table:style-name="ce1">
            <text:p>1155555</text:p>
          </table:table-cell>
          <table:table-cell office:value-type="float" office:value="1180959" table:style-name="ce1">
            <text:p>1180959</text:p>
          </table:table-cell>
          <table:table-cell office:value-type="float" office:value="1185432" table:style-name="ce1">
            <text:p>1185432</text:p>
          </table:table-cell>
          <table:table-cell office:value-type="float" office:value="1156950" table:style-name="ce1">
            <text:p>1156950</text:p>
          </table:table-cell>
          <table:table-cell office:value-type="float" office:value="1154916" table:style-name="ce1">
            <text:p>1154916</text:p>
          </table:table-cell>
          <table:table-cell table:style-name="ce1"/>
          <table:table-cell office:value-type="float" office:value="2.1157554347826086" table:formula="of:=[.B25]/[.$A25]" table:style-name="ce1">
            <text:p>2.115755435</text:p>
          </table:table-cell>
          <table:table-cell office:value-type="float" office:value="2.1138315217391304" table:formula="of:=[.C25]/[.$A25]" table:style-name="ce1">
            <text:p>2.113831522</text:p>
          </table:table-cell>
          <table:table-cell office:value-type="float" office:value="2.1383967391304348" table:formula="of:=[.D25]/[.$A25]" table:style-name="ce1">
            <text:p>2.138396739</text:p>
          </table:table-cell>
          <table:table-cell office:value-type="float" office:value="2.1408967391304348" table:formula="of:=[.E25]/[.$A25]" table:style-name="ce1">
            <text:p>2.140896739</text:p>
          </table:table-cell>
          <table:table-cell office:value-type="float" office:value="2.0848152173913044" table:formula="of:=[.F25]/[.$A25]" table:style-name="ce1">
            <text:p>2.084815217</text:p>
          </table:table-cell>
          <table:table-cell office:value-type="float" office:value="2.0933967391304349" table:formula="of:=[.G25]/[.$A25]" table:style-name="ce1">
            <text:p>2.093396739</text:p>
          </table:table-cell>
          <table:table-cell office:value-type="float" office:value="2.1394184782608696" table:formula="of:=[.H25]/[.$A25]" table:style-name="ce1">
            <text:p>2.139418478</text:p>
          </table:table-cell>
          <table:table-cell office:value-type="float" office:value="2.1475217391304349" table:formula="of:=[.I25]/[.$A25]" table:style-name="ce1">
            <text:p>2.147521739</text:p>
          </table:table-cell>
          <table:table-cell office:value-type="float" office:value="2.0959239130434781" table:formula="of:=[.J25]/[.$A25]" table:style-name="ce1">
            <text:p>2.095923913</text:p>
          </table:table-cell>
          <table:table-cell office:value-type="float" office:value="2.0922391304347827" table:formula="of:=[.K25]/[.$A25]" table:style-name="ce1">
            <text:p>2.09223913</text:p>
          </table:table-cell>
          <table:table-cell table:number-columns-repeated="16362"/>
        </table:table-row>
        <table:table-row table:style-name="ro1">
          <table:table-cell office:value-type="float" office:value="794000" table:style-name="ce1">
            <text:p>794000</text:p>
          </table:table-cell>
          <table:table-cell office:value-type="float" office:value="1786962" table:style-name="ce1">
            <text:p>1786962</text:p>
          </table:table-cell>
          <table:table-cell office:value-type="float" office:value="1791777" table:style-name="ce1">
            <text:p>1791777</text:p>
          </table:table-cell>
          <table:table-cell office:value-type="float" office:value="1817604" table:style-name="ce1">
            <text:p>1817604</text:p>
          </table:table-cell>
          <table:table-cell office:value-type="float" office:value="1818753" table:style-name="ce1">
            <text:p>1818753</text:p>
          </table:table-cell>
          <table:table-cell office:value-type="float" office:value="1775343" table:style-name="ce1">
            <text:p>1775343</text:p>
          </table:table-cell>
          <table:table-cell office:value-type="float" office:value="1772628" table:style-name="ce1">
            <text:p>1772628</text:p>
          </table:table-cell>
          <table:table-cell office:value-type="float" office:value="1815231" table:style-name="ce1">
            <text:p>1815231</text:p>
          </table:table-cell>
          <table:table-cell office:value-type="float" office:value="1819887" table:style-name="ce1">
            <text:p>1819887</text:p>
          </table:table-cell>
          <table:table-cell office:value-type="float" office:value="1776114" table:style-name="ce1">
            <text:p>1776114</text:p>
          </table:table-cell>
          <table:table-cell office:value-type="float" office:value="1788411" table:style-name="ce1">
            <text:p>1788411</text:p>
          </table:table-cell>
          <table:table-cell table:style-name="ce1"/>
          <table:table-cell office:value-type="float" office:value="2.2505818639798489" table:formula="of:=[.B26]/[.$A26]" table:style-name="ce1">
            <text:p>2.250581864</text:p>
          </table:table-cell>
          <table:table-cell office:value-type="float" office:value="2.2566460957178842" table:formula="of:=[.C26]/[.$A26]" table:style-name="ce1">
            <text:p>2.256646096</text:p>
          </table:table-cell>
          <table:table-cell office:value-type="float" office:value="2.2891738035264484" table:formula="of:=[.D26]/[.$A26]" table:style-name="ce1">
            <text:p>2.289173804</text:p>
          </table:table-cell>
          <table:table-cell office:value-type="float" office:value="2.2906209068010077" table:formula="of:=[.E26]/[.$A26]" table:style-name="ce1">
            <text:p>2.290620907</text:p>
          </table:table-cell>
          <table:table-cell office:value-type="float" office:value="2.2359483627204031" table:formula="of:=[.F26]/[.$A26]" table:style-name="ce1">
            <text:p>2.235948363</text:p>
          </table:table-cell>
          <table:table-cell office:value-type="float" office:value="2.232528967254408" table:formula="of:=[.G26]/[.$A26]" table:style-name="ce1">
            <text:p>2.232528967</text:p>
          </table:table-cell>
          <table:table-cell office:value-type="float" office:value="2.286185138539043" table:formula="of:=[.H26]/[.$A26]" table:style-name="ce1">
            <text:p>2.286185139</text:p>
          </table:table-cell>
          <table:table-cell office:value-type="float" office:value="2.2920491183879093" table:formula="of:=[.I26]/[.$A26]" table:style-name="ce1">
            <text:p>2.292049118</text:p>
          </table:table-cell>
          <table:table-cell office:value-type="float" office:value="2.2369193954659949" table:formula="of:=[.J26]/[.$A26]" table:style-name="ce1">
            <text:p>2.236919395</text:p>
          </table:table-cell>
          <table:table-cell office:value-type="float" office:value="2.2524068010075569" table:formula="of:=[.K26]/[.$A26]" table:style-name="ce1">
            <text:p>2.252406801</text:p>
          </table:table-cell>
          <table:table-cell table:number-columns-repeated="16362"/>
        </table:table-row>
        <table:table-row table:style-name="ro1">
          <table:table-cell office:value-type="float" office:value="1080000" table:style-name="ce1">
            <text:p>1080000</text:p>
          </table:table-cell>
          <table:table-cell office:value-type="float" office:value="2518650" table:style-name="ce1">
            <text:p>2518650</text:p>
          </table:table-cell>
          <table:table-cell office:value-type="float" office:value="2517675" table:style-name="ce1">
            <text:p>2517675</text:p>
          </table:table-cell>
          <table:table-cell office:value-type="float" office:value="2569644" table:style-name="ce1">
            <text:p>2569644</text:p>
          </table:table-cell>
          <table:table-cell office:value-type="float" office:value="2565057" table:style-name="ce1">
            <text:p>2565057</text:p>
          </table:table-cell>
          <table:table-cell office:value-type="float" office:value="2511696" table:style-name="ce1">
            <text:p>2511696</text:p>
          </table:table-cell>
          <table:table-cell office:value-type="float" office:value="2504163" table:style-name="ce1">
            <text:p>2504163</text:p>
          </table:table-cell>
          <table:table-cell office:value-type="float" office:value="2565564" table:style-name="ce1">
            <text:p>2565564</text:p>
          </table:table-cell>
          <table:table-cell office:value-type="float" office:value="2566080" table:style-name="ce1">
            <text:p>2566080</text:p>
          </table:table-cell>
          <table:table-cell office:value-type="float" office:value="2504811" table:style-name="ce1">
            <text:p>2504811</text:p>
          </table:table-cell>
          <table:table-cell office:value-type="float" office:value="2593191" table:style-name="ce1">
            <text:p>2593191</text:p>
          </table:table-cell>
          <table:table-cell table:style-name="ce1"/>
          <table:table-cell office:value-type="float" office:value="2.3320833333333333" table:formula="of:=[.B27]/[.$A27]" table:style-name="ce1">
            <text:p>2.332083333</text:p>
          </table:table-cell>
          <table:table-cell office:value-type="float" office:value="2.3311805555555556" table:formula="of:=[.C27]/[.$A27]" table:style-name="ce1">
            <text:p>2.331180556</text:p>
          </table:table-cell>
          <table:table-cell office:value-type="float" office:value="2.3793000000000002" table:formula="of:=[.D27]/[.$A27]" table:style-name="ce1">
            <text:p>2.3793</text:p>
          </table:table-cell>
          <table:table-cell office:value-type="float" office:value="2.3750527777777779" table:formula="of:=[.E27]/[.$A27]" table:style-name="ce1">
            <text:p>2.375052778</text:p>
          </table:table-cell>
          <table:table-cell office:value-type="float" office:value="2.3256444444444444" table:formula="of:=[.F27]/[.$A27]" table:style-name="ce1">
            <text:p>2.325644444</text:p>
          </table:table-cell>
          <table:table-cell office:value-type="float" office:value="2.3186694444444442" table:formula="of:=[.G27]/[.$A27]" table:style-name="ce1">
            <text:p>2.318669444</text:p>
          </table:table-cell>
          <table:table-cell office:value-type="float" office:value="2.3755222222222221" table:formula="of:=[.H27]/[.$A27]" table:style-name="ce1">
            <text:p>2.375522222</text:p>
          </table:table-cell>
          <table:table-cell office:value-type="float" office:value="2.3759999999999999" table:formula="of:=[.I27]/[.$A27]" table:style-name="ce1">
            <text:p>2.376</text:p>
          </table:table-cell>
          <table:table-cell office:value-type="float" office:value="2.3192694444444446" table:formula="of:=[.J27]/[.$A27]" table:style-name="ce1">
            <text:p>2.319269444</text:p>
          </table:table-cell>
          <table:table-cell office:value-type="float" office:value="2.4011027777777776" table:formula="of:=[.K27]/[.$A27]" table:style-name="ce1">
            <text:p>2.401102778</text:p>
          </table:table-cell>
          <table:table-cell table:number-columns-repeated="16362"/>
        </table:table-row>
        <table:table-row table:style-name="ro1">
          <table:table-cell office:value-type="float" office:value="1410000" table:style-name="ce1">
            <text:p>1410000</text:p>
          </table:table-cell>
          <table:table-cell office:value-type="float" office:value="3363207" table:style-name="ce1">
            <text:p>3363207</text:p>
          </table:table-cell>
          <table:table-cell office:value-type="float" office:value="3368868" table:style-name="ce1">
            <text:p>3368868</text:p>
          </table:table-cell>
          <table:table-cell office:value-type="float" office:value="3432756" table:style-name="ce1">
            <text:p>3432756</text:p>
          </table:table-cell>
          <table:table-cell office:value-type="float" office:value="3435537" table:style-name="ce1">
            <text:p>3435537</text:p>
          </table:table-cell>
          <table:table-cell office:value-type="float" office:value="3353712" table:style-name="ce1">
            <text:p>3353712</text:p>
          </table:table-cell>
          <table:table-cell office:value-type="float" office:value="3350628" table:style-name="ce1">
            <text:p>3350628</text:p>
          </table:table-cell>
          <table:table-cell office:value-type="float" office:value="3426111" table:style-name="ce1">
            <text:p>3426111</text:p>
          </table:table-cell>
          <table:table-cell office:value-type="float" office:value="3432663" table:style-name="ce1">
            <text:p>3432663</text:p>
          </table:table-cell>
          <table:table-cell office:value-type="float" office:value="3355506" table:style-name="ce1">
            <text:p>3355506</text:p>
          </table:table-cell>
          <table:table-cell office:value-type="float" office:value="3350982" table:style-name="ce1">
            <text:p>3350982</text:p>
          </table:table-cell>
          <table:table-cell table:style-name="ce1"/>
          <table:table-cell office:value-type="float" office:value="2.3852531914893618" table:formula="of:=[.B28]/[.$A28]" table:style-name="ce1">
            <text:p>2.385253191</text:p>
          </table:table-cell>
          <table:table-cell office:value-type="float" office:value="2.3892680851063828" table:formula="of:=[.C28]/[.$A28]" table:style-name="ce1">
            <text:p>2.389268085</text:p>
          </table:table-cell>
          <table:table-cell office:value-type="float" office:value="2.4345787234042553" table:formula="of:=[.D28]/[.$A28]" table:style-name="ce1">
            <text:p>2.434578723</text:p>
          </table:table-cell>
          <table:table-cell office:value-type="float" office:value="2.4365510638297874" table:formula="of:=[.E28]/[.$A28]" table:style-name="ce1">
            <text:p>2.436551064</text:p>
          </table:table-cell>
          <table:table-cell office:value-type="float" office:value="2.3785191489361703" table:formula="of:=[.F28]/[.$A28]" table:style-name="ce1">
            <text:p>2.378519149</text:p>
          </table:table-cell>
          <table:table-cell office:value-type="float" office:value="2.3763319148936168" table:formula="of:=[.G28]/[.$A28]" table:style-name="ce1">
            <text:p>2.376331915</text:p>
          </table:table-cell>
          <table:table-cell office:value-type="float" office:value="2.4298659574468084" table:formula="of:=[.H28]/[.$A28]" table:style-name="ce1">
            <text:p>2.429865957</text:p>
          </table:table-cell>
          <table:table-cell office:value-type="float" office:value="2.4345127659574466" table:formula="of:=[.I28]/[.$A28]" table:style-name="ce1">
            <text:p>2.434512766</text:p>
          </table:table-cell>
          <table:table-cell office:value-type="float" office:value="2.3797914893617023" table:formula="of:=[.J28]/[.$A28]" table:style-name="ce1">
            <text:p>2.379791489</text:p>
          </table:table-cell>
          <table:table-cell office:value-type="float" office:value="2.3765829787234041" table:formula="of:=[.K28]/[.$A28]" table:style-name="ce1">
            <text:p>2.376582979</text:p>
          </table:table-cell>
          <table:table-cell table:number-columns-repeated="16362"/>
        </table:table-row>
        <table:table-row table:style-name="ro1">
          <table:table-cell office:value-type="float" office:value="1784000" table:style-name="ce1">
            <text:p>1784000</text:p>
          </table:table-cell>
          <table:table-cell office:value-type="float" office:value="4324431" table:style-name="ce1">
            <text:p>4324431</text:p>
          </table:table-cell>
          <table:table-cell office:value-type="float" office:value="4579464" table:style-name="ce1">
            <text:p>4579464</text:p>
          </table:table-cell>
          <table:table-cell office:value-type="float" office:value="4405392" table:style-name="ce1">
            <text:p>4405392</text:p>
          </table:table-cell>
          <table:table-cell office:value-type="float" office:value="4409868" table:style-name="ce1">
            <text:p>4409868</text:p>
          </table:table-cell>
          <table:table-cell office:value-type="float" office:value="4401858" table:style-name="ce1">
            <text:p>4401858</text:p>
          </table:table-cell>
          <table:table-cell office:value-type="float" office:value="4311495" table:style-name="ce1">
            <text:p>4311495</text:p>
          </table:table-cell>
          <table:table-cell office:value-type="float" office:value="4404582" table:style-name="ce1">
            <text:p>4404582</text:p>
          </table:table-cell>
          <table:table-cell office:value-type="float" office:value="4407915" table:style-name="ce1">
            <text:p>4407915</text:p>
          </table:table-cell>
          <table:table-cell office:value-type="float" office:value="4313421" table:style-name="ce1">
            <text:p>4313421</text:p>
          </table:table-cell>
          <table:table-cell office:value-type="float" office:value="4304988" table:style-name="ce1">
            <text:p>4304988</text:p>
          </table:table-cell>
          <table:table-cell table:style-name="ce1"/>
          <table:table-cell office:value-type="float" office:value="2.424008408071749" table:formula="of:=[.B29]/[.$A29]" table:style-name="ce1">
            <text:p>2.424008408</text:p>
          </table:table-cell>
          <table:table-cell office:value-type="float" office:value="2.566964125560538" table:formula="of:=[.C29]/[.$A29]" table:style-name="ce1">
            <text:p>2.566964126</text:p>
          </table:table-cell>
          <table:table-cell office:value-type="float" office:value="2.469390134529148" table:formula="of:=[.D29]/[.$A29]" table:style-name="ce1">
            <text:p>2.469390135</text:p>
          </table:table-cell>
          <table:table-cell office:value-type="float" office:value="2.4718991031390134" table:formula="of:=[.E29]/[.$A29]" table:style-name="ce1">
            <text:p>2.471899103</text:p>
          </table:table-cell>
          <table:table-cell office:value-type="float" office:value="2.4674091928251123" table:formula="of:=[.F29]/[.$A29]" table:style-name="ce1">
            <text:p>2.467409193</text:p>
          </table:table-cell>
          <table:table-cell office:value-type="float" office:value="2.4167572869955158" table:formula="of:=[.G29]/[.$A29]" table:style-name="ce1">
            <text:p>2.416757287</text:p>
          </table:table-cell>
          <table:table-cell office:value-type="float" office:value="2.4689360986547086" table:formula="of:=[.H29]/[.$A29]" table:style-name="ce1">
            <text:p>2.468936099</text:p>
          </table:table-cell>
          <table:table-cell office:value-type="float" office:value="2.4708043721973092" table:formula="of:=[.I29]/[.$A29]" table:style-name="ce1">
            <text:p>2.470804372</text:p>
          </table:table-cell>
          <table:table-cell office:value-type="float" office:value="2.4178368834080719" table:formula="of:=[.J29]/[.$A29]" table:style-name="ce1">
            <text:p>2.417836883</text:p>
          </table:table-cell>
          <table:table-cell office:value-type="float" office:value="2.4131098654708518" table:formula="of:=[.K29]/[.$A29]" table:style-name="ce1">
            <text:p>2.413109865</text:p>
          </table:table-cell>
          <table:table-cell table:number-columns-repeated="16362"/>
        </table:table-row>
        <table:table-row table:style-name="ro1">
          <table:table-cell office:value-type="float" office:value="2202000" table:style-name="ce1">
            <text:p>2202000</text:p>
          </table:table-cell>
          <table:table-cell office:value-type="float" office:value="5561445" table:style-name="ce1">
            <text:p>5561445</text:p>
          </table:table-cell>
          <table:table-cell office:value-type="float" office:value="6277662" table:style-name="ce1">
            <text:p>6277662</text:p>
          </table:table-cell>
          <table:table-cell office:value-type="float" office:value="5505072" table:style-name="ce1">
            <text:p>5505072</text:p>
          </table:table-cell>
          <table:table-cell office:value-type="float" office:value="5502045" table:style-name="ce1">
            <text:p>5502045</text:p>
          </table:table-cell>
          <table:table-cell office:value-type="float" office:value="5478174" table:style-name="ce1">
            <text:p>5478174</text:p>
          </table:table-cell>
          <table:table-cell office:value-type="float" office:value="5381118" table:style-name="ce1">
            <text:p>5381118</text:p>
          </table:table-cell>
          <table:table-cell office:value-type="float" office:value="5500488" table:style-name="ce1">
            <text:p>5500488</text:p>
          </table:table-cell>
          <table:table-cell office:value-type="float" office:value="5502732" table:style-name="ce1">
            <text:p>5502732</text:p>
          </table:table-cell>
          <table:table-cell office:value-type="float" office:value="5382582" table:style-name="ce1">
            <text:p>5382582</text:p>
          </table:table-cell>
          <table:table-cell office:value-type="float" office:value="5381736" table:style-name="ce1">
            <text:p>5381736</text:p>
          </table:table-cell>
          <table:table-cell table:style-name="ce1"/>
          <table:table-cell office:value-type="float" office:value="2.5256335149863762" table:formula="of:=[.B30]/[.$A30]" table:style-name="ce1">
            <text:p>2.525633515</text:p>
          </table:table-cell>
          <table:table-cell office:value-type="float" office:value="2.8508910081743868" table:formula="of:=[.C30]/[.$A30]" table:style-name="ce1">
            <text:p>2.850891008</text:p>
          </table:table-cell>
          <table:table-cell office:value-type="float" office:value="2.5000326975476841" table:formula="of:=[.D30]/[.$A30]" table:style-name="ce1">
            <text:p>2.500032698</text:p>
          </table:table-cell>
          <table:table-cell office:value-type="float" office:value="2.498658038147139" table:formula="of:=[.E30]/[.$A30]" table:style-name="ce1">
            <text:p>2.498658038</text:p>
          </table:table-cell>
          <table:table-cell office:value-type="float" office:value="2.4878174386920979" table:formula="of:=[.F30]/[.$A30]" table:style-name="ce1">
            <text:p>2.487817439</text:p>
          </table:table-cell>
          <table:table-cell office:value-type="float" office:value="2.4437411444141688" table:formula="of:=[.G30]/[.$A30]" table:style-name="ce1">
            <text:p>2.443741144</text:p>
          </table:table-cell>
          <table:table-cell office:value-type="float" office:value="2.4979509536784743" table:formula="of:=[.H30]/[.$A30]" table:style-name="ce1">
            <text:p>2.497950954</text:p>
          </table:table-cell>
          <table:table-cell office:value-type="float" office:value="2.4989700272479562" table:formula="of:=[.I30]/[.$A30]" table:style-name="ce1">
            <text:p>2.498970027</text:p>
          </table:table-cell>
          <table:table-cell office:value-type="float" office:value="2.4444059945504089" table:formula="of:=[.J30]/[.$A30]" table:style-name="ce1">
            <text:p>2.444405995</text:p>
          </table:table-cell>
          <table:table-cell office:value-type="float" office:value="2.4440217983651227" table:formula="of:=[.K30]/[.$A30]" table:style-name="ce1">
            <text:p>2.444021798</text:p>
          </table:table-cell>
          <table:table-cell table:number-columns-repeated="16362"/>
        </table:table-row>
        <table:table-row table:style-name="ro1">
          <table:table-cell office:value-type="float" office:value="2664000" table:style-name="ce1">
            <text:p>2664000</text:p>
          </table:table-cell>
          <table:table-cell office:value-type="float" office:value="6578586" table:style-name="ce1">
            <text:p>6578586</text:p>
          </table:table-cell>
          <table:table-cell office:value-type="float" office:value="7463688" table:style-name="ce1">
            <text:p>7463688</text:p>
          </table:table-cell>
          <table:table-cell office:value-type="float" office:value="6711456" table:style-name="ce1">
            <text:p>6711456</text:p>
          </table:table-cell>
          <table:table-cell office:value-type="float" office:value="6708306" table:style-name="ce1">
            <text:p>6708306</text:p>
          </table:table-cell>
          <table:table-cell office:value-type="float" office:value="6860628" table:style-name="ce1">
            <text:p>6860628</text:p>
          </table:table-cell>
          <table:table-cell office:value-type="float" office:value="6571734" table:style-name="ce1">
            <text:p>6571734</text:p>
          </table:table-cell>
          <table:table-cell office:value-type="float" office:value="6707160" table:style-name="ce1">
            <text:p>6707160</text:p>
          </table:table-cell>
          <table:table-cell office:value-type="float" office:value="6708009" table:style-name="ce1">
            <text:p>6708009</text:p>
          </table:table-cell>
          <table:table-cell office:value-type="float" office:value="6565005" table:style-name="ce1">
            <text:p>6565005</text:p>
          </table:table-cell>
          <table:table-cell office:value-type="float" office:value="6561618" table:style-name="ce1">
            <text:p>6561618</text:p>
          </table:table-cell>
          <table:table-cell table:style-name="ce1"/>
          <table:table-cell office:value-type="float" office:value="2.4694391891891891" table:formula="of:=[.B31]/[.$A31]" table:style-name="ce1">
            <text:p>2.469439189</text:p>
          </table:table-cell>
          <table:table-cell office:value-type="float" office:value="2.8016846846846848" table:formula="of:=[.C31]/[.$A31]" table:style-name="ce1">
            <text:p>2.801684685</text:p>
          </table:table-cell>
          <table:table-cell office:value-type="float" office:value="2.5193153153153154" table:formula="of:=[.D31]/[.$A31]" table:style-name="ce1">
            <text:p>2.519315315</text:p>
          </table:table-cell>
          <table:table-cell office:value-type="float" office:value="2.5181328828828828" table:formula="of:=[.E31]/[.$A31]" table:style-name="ce1">
            <text:p>2.518132883</text:p>
          </table:table-cell>
          <table:table-cell office:value-type="float" office:value="2.5753108108108109" table:formula="of:=[.F31]/[.$A31]" table:style-name="ce1">
            <text:p>2.575310811</text:p>
          </table:table-cell>
          <table:table-cell office:value-type="float" office:value="2.466867117117117" table:formula="of:=[.G31]/[.$A31]" table:style-name="ce1">
            <text:p>2.466867117</text:p>
          </table:table-cell>
          <table:table-cell office:value-type="float" office:value="2.5177027027027026" table:formula="of:=[.H31]/[.$A31]" table:style-name="ce1">
            <text:p>2.517702703</text:p>
          </table:table-cell>
          <table:table-cell office:value-type="float" office:value="2.5180213963963962" table:formula="of:=[.I31]/[.$A31]" table:style-name="ce1">
            <text:p>2.518021396</text:p>
          </table:table-cell>
          <table:table-cell office:value-type="float" office:value="2.4643412162162162" table:formula="of:=[.J31]/[.$A31]" table:style-name="ce1">
            <text:p>2.464341216</text:p>
          </table:table-cell>
          <table:table-cell office:value-type="float" office:value="2.46306981981982" table:formula="of:=[.K31]/[.$A31]" table:style-name="ce1">
            <text:p>2.46306982</text:p>
          </table:table-cell>
          <table:table-cell table:number-columns-repeated="16362"/>
        </table:table-row>
        <table:table-row table:style-name="ro1">
          <table:table-cell office:value-type="float" office:value="3170000" table:style-name="ce1">
            <text:p>3170000</text:p>
          </table:table-cell>
          <table:table-cell office:value-type="float" office:value="7974462" table:style-name="ce1">
            <text:p>7974462</text:p>
          </table:table-cell>
          <table:table-cell office:value-type="float" office:value="9011778" table:style-name="ce1">
            <text:p>9011778</text:p>
          </table:table-cell>
          <table:table-cell office:value-type="float" office:value="8030061" table:style-name="ce1">
            <text:p>8030061</text:p>
          </table:table-cell>
          <table:table-cell office:value-type="float" office:value="8035299" table:style-name="ce1">
            <text:p>8035299</text:p>
          </table:table-cell>
          <table:table-cell office:value-type="float" office:value="8061393" table:style-name="ce1">
            <text:p>8061393</text:p>
          </table:table-cell>
          <table:table-cell office:value-type="float" office:value="7862565" table:style-name="ce1">
            <text:p>7862565</text:p>
          </table:table-cell>
          <table:table-cell office:value-type="float" office:value="8027619" table:style-name="ce1">
            <text:p>8027619</text:p>
          </table:table-cell>
          <table:table-cell office:value-type="float" office:value="8034540" table:style-name="ce1">
            <text:p>8034540</text:p>
          </table:table-cell>
          <table:table-cell office:value-type="float" office:value="7859964" table:style-name="ce1">
            <text:p>7859964</text:p>
          </table:table-cell>
          <table:table-cell office:value-type="float" office:value="7857876" table:style-name="ce1">
            <text:p>7857876</text:p>
          </table:table-cell>
          <table:table-cell table:style-name="ce1"/>
          <table:table-cell office:value-type="float" office:value="2.5156031545741326" table:formula="of:=[.B32]/[.$A32]" table:style-name="ce1">
            <text:p>2.515603155</text:p>
          </table:table-cell>
          <table:table-cell office:value-type="float" office:value="2.8428321766561515" table:formula="of:=[.C32]/[.$A32]" table:style-name="ce1">
            <text:p>2.842832177</text:p>
          </table:table-cell>
          <table:table-cell office:value-type="float" office:value="2.5331422712933755" table:formula="of:=[.D32]/[.$A32]" table:style-name="ce1">
            <text:p>2.533142271</text:p>
          </table:table-cell>
          <table:table-cell office:value-type="float" office:value="2.5347946372239747" table:formula="of:=[.E32]/[.$A32]" table:style-name="ce1">
            <text:p>2.534794637</text:p>
          </table:table-cell>
          <table:table-cell office:value-type="float" office:value="2.5430261829652996" table:formula="of:=[.F32]/[.$A32]" table:style-name="ce1">
            <text:p>2.543026183</text:p>
          </table:table-cell>
          <table:table-cell office:value-type="float" office:value="2.4803044164037855" table:formula="of:=[.G32]/[.$A32]" table:style-name="ce1">
            <text:p>2.480304416</text:p>
          </table:table-cell>
          <table:table-cell office:value-type="float" office:value="2.5323719242902207" table:formula="of:=[.H32]/[.$A32]" table:style-name="ce1">
            <text:p>2.532371924</text:p>
          </table:table-cell>
          <table:table-cell office:value-type="float" office:value="2.5345552050473188" table:formula="of:=[.I32]/[.$A32]" table:style-name="ce1">
            <text:p>2.534555205</text:p>
          </table:table-cell>
          <table:table-cell office:value-type="float" office:value="2.4794839116719243" table:formula="of:=[.J32]/[.$A32]" table:style-name="ce1">
            <text:p>2.479483912</text:p>
          </table:table-cell>
          <table:table-cell office:value-type="float" office:value="2.4788252365930599" table:formula="of:=[.K32]/[.$A32]" table:style-name="ce1">
            <text:p>2.478825237</text:p>
          </table:table-cell>
          <table:table-cell table:number-columns-repeated="16362"/>
        </table:table-row>
        <table:table-row table:style-name="ro1">
          <table:table-cell office:value-type="float" office:value="3720000" table:style-name="ce1">
            <text:p>3720000</text:p>
          </table:table-cell>
          <table:table-cell office:value-type="float" office:value="9280707" table:style-name="ce1">
            <text:p>9280707</text:p>
          </table:table-cell>
          <table:table-cell office:value-type="float" office:value="9897831" table:style-name="ce1">
            <text:p>9897831</text:p>
          </table:table-cell>
          <table:table-cell office:value-type="float" office:value="9475500" table:style-name="ce1">
            <text:p>9475500</text:p>
          </table:table-cell>
          <table:table-cell office:value-type="float" office:value="9472593" table:style-name="ce1">
            <text:p>9472593</text:p>
          </table:table-cell>
          <table:table-cell office:value-type="float" office:value="9664638" table:style-name="ce1">
            <text:p>9664638</text:p>
          </table:table-cell>
          <table:table-cell office:value-type="float" office:value="9273693" table:style-name="ce1">
            <text:p>9273693</text:p>
          </table:table-cell>
          <table:table-cell office:value-type="float" office:value="9470628" table:style-name="ce1">
            <text:p>9470628</text:p>
          </table:table-cell>
          <table:table-cell office:value-type="float" office:value="9471186" table:style-name="ce1">
            <text:p>9471186</text:p>
          </table:table-cell>
          <table:table-cell office:value-type="float" office:value="9264873" table:style-name="ce1">
            <text:p>9264873</text:p>
          </table:table-cell>
          <table:table-cell office:value-type="float" office:value="9267663" table:style-name="ce1">
            <text:p>9267663</text:p>
          </table:table-cell>
          <table:table-cell table:style-name="ce1"/>
          <table:table-cell office:value-type="float" office:value="2.4948137096774192" table:formula="of:=[.B33]/[.$A33]" table:style-name="ce1">
            <text:p>2.49481371</text:p>
          </table:table-cell>
          <table:table-cell office:value-type="float" office:value="2.6607072580645159" table:formula="of:=[.C33]/[.$A33]" table:style-name="ce1">
            <text:p>2.660707258</text:p>
          </table:table-cell>
          <table:table-cell office:value-type="float" office:value="2.5471774193548389" table:formula="of:=[.D33]/[.$A33]" table:style-name="ce1">
            <text:p>2.547177419</text:p>
          </table:table-cell>
          <table:table-cell office:value-type="float" office:value="2.5463959677419354" table:formula="of:=[.E33]/[.$A33]" table:style-name="ce1">
            <text:p>2.546395968</text:p>
          </table:table-cell>
          <table:table-cell office:value-type="float" office:value="2.5980209677419355" table:formula="of:=[.F33]/[.$A33]" table:style-name="ce1">
            <text:p>2.598020968</text:p>
          </table:table-cell>
          <table:table-cell office:value-type="float" office:value="2.4929282258064518" table:formula="of:=[.G33]/[.$A33]" table:style-name="ce1">
            <text:p>2.492928226</text:p>
          </table:table-cell>
          <table:table-cell office:value-type="float" office:value="2.545867741935484" table:formula="of:=[.H33]/[.$A33]" table:style-name="ce1">
            <text:p>2.545867742</text:p>
          </table:table-cell>
          <table:table-cell office:value-type="float" office:value="2.5460177419354837" table:formula="of:=[.I33]/[.$A33]" table:style-name="ce1">
            <text:p>2.546017742</text:p>
          </table:table-cell>
          <table:table-cell office:value-type="float" office:value="2.4905572580645163" table:formula="of:=[.J33]/[.$A33]" table:style-name="ce1">
            <text:p>2.490557258</text:p>
          </table:table-cell>
          <table:table-cell office:value-type="float" office:value="2.4913072580645159" table:formula="of:=[.K33]/[.$A33]" table:style-name="ce1">
            <text:p>2.491307258</text:p>
          </table:table-cell>
          <table:table-cell table:number-columns-repeated="16362"/>
        </table:table-row>
        <table:table-row table:style-name="ro1">
          <table:table-cell office:value-type="float" office:value="4314000" table:style-name="ce1">
            <text:p>4314000</text:p>
          </table:table-cell>
          <table:table-cell office:value-type="float" office:value="10799460" table:style-name="ce1">
            <text:p>10799460</text:p>
          </table:table-cell>
          <table:table-cell office:value-type="float" office:value="11247972" table:style-name="ce1">
            <text:p>11247972</text:p>
          </table:table-cell>
          <table:table-cell office:value-type="float" office:value="11027511" table:style-name="ce1">
            <text:p>11027511</text:p>
          </table:table-cell>
          <table:table-cell office:value-type="float" office:value="10898859" table:style-name="ce1">
            <text:p>10898859</text:p>
          </table:table-cell>
          <table:table-cell office:value-type="float" office:value="11059860" table:style-name="ce1">
            <text:p>11059860</text:p>
          </table:table-cell>
          <table:table-cell office:value-type="float" office:value="10787430" table:style-name="ce1">
            <text:p>10787430</text:p>
          </table:table-cell>
          <table:table-cell office:value-type="float" office:value="11020887" table:style-name="ce1">
            <text:p>11020887</text:p>
          </table:table-cell>
          <table:table-cell office:value-type="float" office:value="11022585" table:style-name="ce1">
            <text:p>11022585</text:p>
          </table:table-cell>
          <table:table-cell office:value-type="float" office:value="10784523" table:style-name="ce1">
            <text:p>10784523</text:p>
          </table:table-cell>
          <table:table-cell office:value-type="float" office:value="10786179" table:style-name="ce1">
            <text:p>10786179</text:p>
          </table:table-cell>
          <table:table-cell table:style-name="ce1"/>
          <table:table-cell office:value-type="float" office:value="2.5033518776077885" table:formula="of:=[.B34]/[.$A34]" table:style-name="ce1">
            <text:p>2.503351878</text:p>
          </table:table-cell>
          <table:table-cell office:value-type="float" office:value="2.6073184979137691" table:formula="of:=[.C34]/[.$A34]" table:style-name="ce1">
            <text:p>2.607318498</text:p>
          </table:table-cell>
          <table:table-cell office:value-type="float" office:value="2.5562148817802504" table:formula="of:=[.D34]/[.$A34]" table:style-name="ce1">
            <text:p>2.556214882</text:p>
          </table:table-cell>
          <table:table-cell office:value-type="float" office:value="2.5263929068150208" table:formula="of:=[.E34]/[.$A34]" table:style-name="ce1">
            <text:p>2.526392907</text:p>
          </table:table-cell>
          <table:table-cell office:value-type="float" office:value="2.5637134909596662" table:formula="of:=[.F34]/[.$A34]" table:style-name="ce1">
            <text:p>2.563713491</text:p>
          </table:table-cell>
          <table:table-cell office:value-type="float" office:value="2.5005632823365787" table:formula="of:=[.G34]/[.$A34]" table:style-name="ce1">
            <text:p>2.500563282</text:p>
          </table:table-cell>
          <table:table-cell office:value-type="float" office:value="2.5546794158553547" table:formula="of:=[.H34]/[.$A34]" table:style-name="ce1">
            <text:p>2.554679416</text:p>
          </table:table-cell>
          <table:table-cell office:value-type="float" office:value="2.5550730180806678" table:formula="of:=[.I34]/[.$A34]" table:style-name="ce1">
            <text:p>2.555073018</text:p>
          </table:table-cell>
          <table:table-cell office:value-type="float" office:value="2.4998894297635603" table:formula="of:=[.J34]/[.$A34]" table:style-name="ce1">
            <text:p>2.49988943</text:p>
          </table:table-cell>
          <table:table-cell office:value-type="float" office:value="2.5002732962447842" table:formula="of:=[.K34]/[.$A34]" table:style-name="ce1">
            <text:p>2.500273296</text:p>
          </table:table-cell>
          <table:table-cell table:number-columns-repeated="16362"/>
        </table:table-row>
        <table:table-row table:style-name="ro1">
          <table:table-cell office:value-type="float" office:value="4952000" table:style-name="ce1">
            <text:p>4952000</text:p>
          </table:table-cell>
          <table:table-cell office:value-type="float" office:value="12434253" table:style-name="ce1">
            <text:p>12434253</text:p>
          </table:table-cell>
          <table:table-cell office:value-type="float" office:value="12868014" table:style-name="ce1">
            <text:p>12868014</text:p>
          </table:table-cell>
          <table:table-cell office:value-type="float" office:value="12688401" table:style-name="ce1">
            <text:p>12688401</text:p>
          </table:table-cell>
          <table:table-cell office:value-type="float" office:value="12590034" table:style-name="ce1">
            <text:p>12590034</text:p>
          </table:table-cell>
          <table:table-cell office:value-type="float" office:value="12776724" table:style-name="ce1">
            <text:p>12776724</text:p>
          </table:table-cell>
          <table:table-cell office:value-type="float" office:value="12419781" table:style-name="ce1">
            <text:p>12419781</text:p>
          </table:table-cell>
          <table:table-cell office:value-type="float" office:value="12688584" table:style-name="ce1">
            <text:p>12688584</text:p>
          </table:table-cell>
          <table:table-cell office:value-type="float" office:value="12693363" table:style-name="ce1">
            <text:p>12693363</text:p>
          </table:table-cell>
          <table:table-cell office:value-type="float" office:value="12422778" table:style-name="ce1">
            <text:p>12422778</text:p>
          </table:table-cell>
          <table:table-cell office:value-type="float" office:value="12420066" table:style-name="ce1">
            <text:p>12420066</text:p>
          </table:table-cell>
          <table:table-cell table:style-name="ce1"/>
          <table:table-cell office:value-type="float" office:value="2.5109557754442648" table:formula="of:=[.B35]/[.$A35]" table:style-name="ce1">
            <text:p>2.510955775</text:p>
          </table:table-cell>
          <table:table-cell office:value-type="float" office:value="2.5985488691437801" table:formula="of:=[.C35]/[.$A35]" table:style-name="ce1">
            <text:p>2.598548869</text:p>
          </table:table-cell>
          <table:table-cell office:value-type="float" office:value="2.5622780694668821" table:formula="of:=[.D35]/[.$A35]" table:style-name="ce1">
            <text:p>2.562278069</text:p>
          </table:table-cell>
          <table:table-cell office:value-type="float" office:value="2.5424139741518577" table:formula="of:=[.E35]/[.$A35]" table:style-name="ce1">
            <text:p>2.542413974</text:p>
          </table:table-cell>
          <table:table-cell office:value-type="float" office:value="2.5801138933764136" table:formula="of:=[.F35]/[.$A35]" table:style-name="ce1">
            <text:p>2.580113893</text:p>
          </table:table-cell>
          <table:table-cell office:value-type="float" office:value="2.5080333198707594" table:formula="of:=[.G35]/[.$A35]" table:style-name="ce1">
            <text:p>2.50803332</text:p>
          </table:table-cell>
          <table:table-cell office:value-type="float" office:value="2.5623150242326331" table:formula="of:=[.H35]/[.$A35]" table:style-name="ce1">
            <text:p>2.562315024</text:p>
          </table:table-cell>
          <table:table-cell office:value-type="float" office:value="2.5632800888529887" table:formula="of:=[.I35]/[.$A35]" table:style-name="ce1">
            <text:p>2.563280089</text:p>
          </table:table-cell>
          <table:table-cell office:value-type="float" office:value="2.5086385298869143" table:formula="of:=[.J35]/[.$A35]" table:style-name="ce1">
            <text:p>2.50863853</text:p>
          </table:table-cell>
          <table:table-cell office:value-type="float" office:value="2.5080908723747979" table:formula="of:=[.K35]/[.$A35]" table:style-name="ce1">
            <text:p>2.508090872</text:p>
          </table:table-cell>
          <table:table-cell table:number-columns-repeated="16362"/>
        </table:table-row>
        <table:table-row table:style-name="ro1">
          <table:table-cell office:value-type="float" office:value="5634000" table:style-name="ce1">
            <text:p>5634000</text:p>
          </table:table-cell>
          <table:table-cell office:value-type="float" office:value="14179011" table:style-name="ce1">
            <text:p>14179011</text:p>
          </table:table-cell>
          <table:table-cell office:value-type="float" office:value="14180370" table:style-name="ce1">
            <text:p>14180370</text:p>
          </table:table-cell>
          <table:table-cell office:value-type="float" office:value="14480403" table:style-name="ce1">
            <text:p>14480403</text:p>
          </table:table-cell>
          <table:table-cell office:value-type="float" office:value="14798196" table:style-name="ce1">
            <text:p>14798196</text:p>
          </table:table-cell>
          <table:table-cell office:value-type="float" office:value="14160780" table:style-name="ce1">
            <text:p>14160780</text:p>
          </table:table-cell>
          <table:table-cell office:value-type="float" office:value="14437794" table:style-name="ce1">
            <text:p>14437794</text:p>
          </table:table-cell>
          <table:table-cell office:value-type="float" office:value="14470263" table:style-name="ce1">
            <text:p>14470263</text:p>
          </table:table-cell>
          <table:table-cell office:value-type="float" office:value="14479959" table:style-name="ce1">
            <text:p>14479959</text:p>
          </table:table-cell>
          <table:table-cell office:value-type="float" office:value="14166690" table:style-name="ce1">
            <text:p>14166690</text:p>
          </table:table-cell>
          <table:table-cell office:value-type="float" office:value="14164251" table:style-name="ce1">
            <text:p>14164251</text:p>
          </table:table-cell>
          <table:table-cell table:style-name="ce1"/>
          <table:table-cell office:value-type="float" office:value="2.5166863684771035" table:formula="of:=[.B36]/[.$A36]" table:style-name="ce1">
            <text:p>2.516686368</text:p>
          </table:table-cell>
          <table:table-cell office:value-type="float" office:value="2.5169275825346111" table:formula="of:=[.C36]/[.$A36]" table:style-name="ce1">
            <text:p>2.516927583</text:p>
          </table:table-cell>
          <table:table-cell office:value-type="float" office:value="2.5701815761448348" table:formula="of:=[.D36]/[.$A36]" table:style-name="ce1">
            <text:p>2.570181576</text:p>
          </table:table-cell>
          <table:table-cell office:value-type="float" office:value="2.6265878594249203" table:formula="of:=[.E36]/[.$A36]" table:style-name="ce1">
            <text:p>2.626587859</text:p>
          </table:table-cell>
          <table:table-cell office:value-type="float" office:value="2.5134504792332266" table:formula="of:=[.F36]/[.$A36]" table:style-name="ce1">
            <text:p>2.513450479</text:p>
          </table:table-cell>
          <table:table-cell office:value-type="float" office:value="2.5626187433439829" table:formula="of:=[.G36]/[.$A36]" table:style-name="ce1">
            <text:p>2.562618743</text:p>
          </table:table-cell>
          <table:table-cell office:value-type="float" office:value="2.5683817891373804" table:formula="of:=[.H36]/[.$A36]" table:style-name="ce1">
            <text:p>2.568381789</text:p>
          </table:table-cell>
          <table:table-cell office:value-type="float" office:value="2.5701027689030882" table:formula="of:=[.I36]/[.$A36]" table:style-name="ce1">
            <text:p>2.570102769</text:p>
          </table:table-cell>
          <table:table-cell office:value-type="float" office:value="2.514499467518637" table:formula="of:=[.J36]/[.$A36]" table:style-name="ce1">
            <text:p>2.514499468</text:p>
          </table:table-cell>
          <table:table-cell office:value-type="float" office:value="2.5140665601703942" table:formula="of:=[.K36]/[.$A36]" table:style-name="ce1">
            <text:p>2.51406656</text:p>
          </table:table-cell>
          <table:table-cell table:number-columns-repeated="16362"/>
        </table:table-row>
        <table:table-row table:style-name="ro1">
          <table:table-cell office:value-type="float" office:value="6360000" table:style-name="ce1">
            <text:p>6360000</text:p>
          </table:table-cell>
          <table:table-cell office:value-type="float" office:value="16038195" table:style-name="ce1">
            <text:p>16038195</text:p>
          </table:table-cell>
          <table:table-cell office:value-type="float" office:value="16533747" table:style-name="ce1">
            <text:p>16533747</text:p>
          </table:table-cell>
          <table:table-cell office:value-type="float" office:value="16379595" table:style-name="ce1">
            <text:p>16379595</text:p>
          </table:table-cell>
          <table:table-cell office:value-type="float" office:value="19075443" table:style-name="ce1">
            <text:p>19075443</text:p>
          </table:table-cell>
          <table:table-cell office:value-type="float" office:value="16136637" table:style-name="ce1">
            <text:p>16136637</text:p>
          </table:table-cell>
          <table:table-cell office:value-type="float" office:value="16378326" table:style-name="ce1">
            <text:p>16378326</text:p>
          </table:table-cell>
          <table:table-cell office:value-type="float" office:value="16372623" table:style-name="ce1">
            <text:p>16372623</text:p>
          </table:table-cell>
          <table:table-cell office:value-type="float" office:value="16351833" table:style-name="ce1">
            <text:p>16351833</text:p>
          </table:table-cell>
          <table:table-cell office:value-type="float" office:value="16109328" table:style-name="ce1">
            <text:p>16109328</text:p>
          </table:table-cell>
          <table:table-cell office:value-type="float" office:value="16024974" table:style-name="ce1">
            <text:p>16024974</text:p>
          </table:table-cell>
          <table:table-cell table:style-name="ce1"/>
          <table:table-cell office:value-type="float" office:value="2.5217287735849059" table:formula="of:=[.B37]/[.$A37]" table:style-name="ce1">
            <text:p>2.521728774</text:p>
          </table:table-cell>
          <table:table-cell office:value-type="float" office:value="2.5996457547169811" table:formula="of:=[.C37]/[.$A37]" table:style-name="ce1">
            <text:p>2.599645755</text:p>
          </table:table-cell>
          <table:table-cell office:value-type="float" office:value="2.5754080188679245" table:formula="of:=[.D37]/[.$A37]" table:style-name="ce1">
            <text:p>2.575408019</text:p>
          </table:table-cell>
          <table:table-cell office:value-type="float" office:value="2.9992834905660377" table:formula="of:=[.E37]/[.$A37]" table:style-name="ce1">
            <text:p>2.999283491</text:p>
          </table:table-cell>
          <table:table-cell office:value-type="float" office:value="2.5372070754716982" table:formula="of:=[.F37]/[.$A37]" table:style-name="ce1">
            <text:p>2.537207075</text:p>
          </table:table-cell>
          <table:table-cell office:value-type="float" office:value="2.575208490566038" table:formula="of:=[.G37]/[.$A37]" table:style-name="ce1">
            <text:p>2.575208491</text:p>
          </table:table-cell>
          <table:table-cell office:value-type="float" office:value="2.5743117924528303" table:formula="of:=[.H37]/[.$A37]" table:style-name="ce1">
            <text:p>2.574311792</text:p>
          </table:table-cell>
          <table:table-cell office:value-type="float" office:value="2.5710429245283017" table:formula="of:=[.I37]/[.$A37]" table:style-name="ce1">
            <text:p>2.571042925</text:p>
          </table:table-cell>
          <table:table-cell office:value-type="float" office:value="2.5329132075471699" table:formula="of:=[.J37]/[.$A37]" table:style-name="ce1">
            <text:p>2.532913208</text:p>
          </table:table-cell>
          <table:table-cell office:value-type="float" office:value="2.5196499999999999" table:formula="of:=[.K37]/[.$A37]" table:style-name="ce1">
            <text:p>2.51965</text:p>
          </table:table-cell>
          <table:table-cell table:number-columns-repeated="16362"/>
        </table:table-row>
        <table:table-row table:style-name="ro1">
          <table:table-cell office:value-type="float" office:value="7130000" table:style-name="ce1">
            <text:p>7130000</text:p>
          </table:table-cell>
          <table:table-cell office:value-type="float" office:value="18007533" table:style-name="ce1">
            <text:p>18007533</text:p>
          </table:table-cell>
          <table:table-cell office:value-type="float" office:value="18614139" table:style-name="ce1">
            <text:p>18614139</text:p>
          </table:table-cell>
          <table:table-cell office:value-type="float" office:value="18386871" table:style-name="ce1">
            <text:p>18386871</text:p>
          </table:table-cell>
          <table:table-cell office:value-type="float" office:value="18944670" table:style-name="ce1">
            <text:p>18944670</text:p>
          </table:table-cell>
          <table:table-cell office:value-type="float" office:value="17992770" table:style-name="ce1">
            <text:p>17992770</text:p>
          </table:table-cell>
          <table:table-cell office:value-type="float" office:value="18386970" table:style-name="ce1">
            <text:p>18386970</text:p>
          </table:table-cell>
          <table:table-cell office:value-type="float" office:value="18387774" table:style-name="ce1">
            <text:p>18387774</text:p>
          </table:table-cell>
          <table:table-cell office:value-type="float" office:value="17995911" table:style-name="ce1">
            <text:p>17995911</text:p>
          </table:table-cell>
          <table:table-cell office:value-type="float" office:value="18669687" table:style-name="ce1">
            <text:p>18669687</text:p>
          </table:table-cell>
          <table:table-cell office:value-type="float" office:value="17992983" table:style-name="ce1">
            <text:p>17992983</text:p>
          </table:table-cell>
          <table:table-cell table:style-name="ce1"/>
          <table:table-cell office:value-type="float" office:value="2.5256007012622721" table:formula="of:=[.B38]/[.$A38]" table:style-name="ce1">
            <text:p>2.525600701</text:p>
          </table:table-cell>
          <table:table-cell office:value-type="float" office:value="2.6106786816269283" table:formula="of:=[.C38]/[.$A38]" table:style-name="ce1">
            <text:p>2.610678682</text:p>
          </table:table-cell>
          <table:table-cell office:value-type="float" office:value="2.5788037868162692" table:formula="of:=[.D38]/[.$A38]" table:style-name="ce1">
            <text:p>2.578803787</text:p>
          </table:table-cell>
          <table:table-cell office:value-type="float" office:value="2.6570364656381487" table:formula="of:=[.E38]/[.$A38]" table:style-name="ce1">
            <text:p>2.657036466</text:p>
          </table:table-cell>
          <table:table-cell office:value-type="float" office:value="2.5235301542777" table:formula="of:=[.F38]/[.$A38]" table:style-name="ce1">
            <text:p>2.523530154</text:p>
          </table:table-cell>
          <table:table-cell office:value-type="float" office:value="2.5788176718092566" table:formula="of:=[.G38]/[.$A38]" table:style-name="ce1">
            <text:p>2.578817672</text:p>
          </table:table-cell>
          <table:table-cell office:value-type="float" office:value="2.5789304347826087" table:formula="of:=[.H38]/[.$A38]" table:style-name="ce1">
            <text:p>2.578930435</text:p>
          </table:table-cell>
          <table:table-cell office:value-type="float" office:value="2.5239706872370267" table:formula="of:=[.I38]/[.$A38]" table:style-name="ce1">
            <text:p>2.523970687</text:p>
          </table:table-cell>
          <table:table-cell office:value-type="float" office:value="2.6184694249649367" table:formula="of:=[.J38]/[.$A38]" table:style-name="ce1">
            <text:p>2.618469425</text:p>
          </table:table-cell>
          <table:table-cell office:value-type="float" office:value="2.5235600280504911" table:formula="of:=[.K38]/[.$A38]" table:style-name="ce1">
            <text:p>2.523560028</text:p>
          </table:table-cell>
          <table:table-cell table:number-columns-repeated="16362"/>
        </table:table-row>
        <table:table-row table:style-name="ro1">
          <table:table-cell office:value-type="float" office:value="7944000" table:style-name="ce1">
            <text:p>7944000</text:p>
          </table:table-cell>
          <table:table-cell office:value-type="float" office:value="20101131" table:style-name="ce1">
            <text:p>20101131</text:p>
          </table:table-cell>
          <table:table-cell office:value-type="float" office:value="20103489" table:style-name="ce1">
            <text:p>20103489</text:p>
          </table:table-cell>
          <table:table-cell office:value-type="float" office:value="20526624" table:style-name="ce1">
            <text:p>20526624</text:p>
          </table:table-cell>
          <table:table-cell office:value-type="float" office:value="20514294" table:style-name="ce1">
            <text:p>20514294</text:p>
          </table:table-cell>
          <table:table-cell office:value-type="float" office:value="20078376" table:style-name="ce1">
            <text:p>20078376</text:p>
          </table:table-cell>
          <table:table-cell office:value-type="float" office:value="20532078" table:style-name="ce1">
            <text:p>20532078</text:p>
          </table:table-cell>
          <table:table-cell office:value-type="float" office:value="20519337" table:style-name="ce1">
            <text:p>20519337</text:p>
          </table:table-cell>
          <table:table-cell office:value-type="float" office:value="20089965" table:style-name="ce1">
            <text:p>20089965</text:p>
          </table:table-cell>
          <table:table-cell office:value-type="float" office:value="20253354" table:style-name="ce1">
            <text:p>20253354</text:p>
          </table:table-cell>
          <table:table-cell office:value-type="float" office:value="20250681" table:style-name="ce1">
            <text:p>20250681</text:p>
          </table:table-cell>
          <table:table-cell table:style-name="ce1"/>
          <table:table-cell office:value-type="float" office:value="2.5303538519637461" table:formula="of:=[.B39]/[.$A39]" table:style-name="ce1">
            <text:p>2.530353852</text:p>
          </table:table-cell>
          <table:table-cell office:value-type="float" office:value="2.5306506797583084" table:formula="of:=[.C39]/[.$A39]" table:style-name="ce1">
            <text:p>2.53065068</text:p>
          </table:table-cell>
          <table:table-cell office:value-type="float" office:value="2.5839154078549851" table:formula="of:=[.D39]/[.$A39]" table:style-name="ce1">
            <text:p>2.583915408</text:p>
          </table:table-cell>
          <table:table-cell office:value-type="float" office:value="2.5823632930513596" table:formula="of:=[.E39]/[.$A39]" table:style-name="ce1">
            <text:p>2.582363293</text:p>
          </table:table-cell>
          <table:table-cell office:value-type="float" office:value="2.527489425981873" table:formula="of:=[.F39]/[.$A39]" table:style-name="ce1">
            <text:p>2.527489426</text:p>
          </table:table-cell>
          <table:table-cell office:value-type="float" office:value="2.5846019637462234" table:formula="of:=[.G39]/[.$A39]" table:style-name="ce1">
            <text:p>2.584601964</text:p>
          </table:table-cell>
          <table:table-cell office:value-type="float" office:value="2.5829981117824774" table:formula="of:=[.H39]/[.$A39]" table:style-name="ce1">
            <text:p>2.582998112</text:p>
          </table:table-cell>
          <table:table-cell office:value-type="float" office:value="2.5289482628398789" table:formula="of:=[.I39]/[.$A39]" table:style-name="ce1">
            <text:p>2.528948263</text:p>
          </table:table-cell>
          <table:table-cell office:value-type="float" office:value="2.5495158610271904" table:formula="of:=[.J39]/[.$A39]" table:style-name="ce1">
            <text:p>2.549515861</text:p>
          </table:table-cell>
          <table:table-cell office:value-type="float" office:value="2.5491793806646528" table:formula="of:=[.K39]/[.$A39]" table:style-name="ce1">
            <text:p>2.549179381</text:p>
          </table:table-cell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 of all results: 1.02246e+12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1" draw:id="id0" draw:style-name="a0" draw:name="Chart 1" svg:x="0.05208in" svg:y="0.11979in" svg:width="9.97917in" svg:height="5.3593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number-columns-repeated="20" table:style-name="ce1"/>
          <table:table-cell office:value-type="string" table:style-name="ce1">
            <text:p>Unrolling Factor</text:p>
          </table:table-cell>
          <table:table-cell office:value-type="string" table:style-name="ce1">
            <text:p>Average CPE</text:p>
          </table:table-cell>
          <table:table-cell table:number-columns-repeated="16362"/>
        </table:table-row>
        <table:table-row table:style-name="ro1"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2.4103270831274197" table:formula="of:=AVERAGE([.M20:.M39])" table:style-name="ce1">
            <text:p>2.410327083</text:p>
          </table:table-cell>
          <table:table-cell table:number-columns-repeated="16362"/>
        </table:table-row>
        <table:table-row table:style-name="ro1"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2.4857943325199972" table:formula="of:=AVERAGE([.N20:.N39])" table:style-name="ce1">
            <text:p>2.485794333</text:p>
          </table:table-cell>
          <table:table-cell table:number-columns-repeated="16362"/>
        </table:table-row>
        <table:table-row table:style-name="ro1">
          <table:table-cell table:number-columns-repeated="20" table:style-name="ce1"/>
          <table:table-cell office:value-type="float" office:value="3" table:style-name="ce1">
            <text:p>3</text:p>
          </table:table-cell>
          <table:table-cell office:value-type="float" office:value="2.4785245947940053" table:formula="of:=AVERAGE([.O20:.O39])" table:style-name="ce1">
            <text:p>2.478524595</text:p>
          </table:table-cell>
          <table:table-cell table:number-columns-repeated="16362"/>
        </table:table-row>
        <table:table-row table:style-name="ro1"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2.4650797228301888" table:formula="of:=AVERAGE([.P20:.P39])" table:style-name="ce1">
            <text:p>2.465079723</text:p>
          </table:table-cell>
          <table:table-cell table:number-columns-repeated="16362"/>
        </table:table-row>
        <table:table-row table:style-name="ro1"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2.4225360261558144" table:formula="of:=AVERAGE([.Q20:.Q39])" table:style-name="ce1">
            <text:p>2.422536026</text:p>
          </table:table-cell>
          <table:table-cell table:number-columns-repeated="16362"/>
        </table:table-row>
        <table:table-row table:style-name="ro1">
          <table:table-cell table:number-columns-repeated="20"/>
          <table:table-cell office:value-type="float" office:value="6" table:style-name="ce1">
            <text:p>6</text:p>
          </table:table-cell>
          <table:table-cell office:value-type="float" office:value="2.403177241491385" table:formula="of:=AVERAGE([.R20:.R39])" table:style-name="ce1">
            <text:p>2.403177241</text:p>
          </table:table-cell>
          <table:table-cell table:number-columns-repeated="16362"/>
        </table:table-row>
        <table:table-row table:style-name="ro1">
          <table:table-cell table:number-columns-repeated="20"/>
          <table:table-cell office:value-type="float" office:value="7" table:style-name="ce1">
            <text:p>7</text:p>
          </table:table-cell>
          <table:table-cell office:value-type="float" office:value="2.4394633370388039" table:formula="of:=AVERAGE([.S20:.S39])" table:style-name="ce1">
            <text:p>2.439463337</text:p>
          </table:table-cell>
          <table:table-cell table:number-columns-repeated="16362"/>
        </table:table-row>
        <table:table-row table:style-name="ro1">
          <table:table-cell table:number-columns-repeated="20"/>
          <table:table-cell office:value-type="float" office:value="8" table:style-name="ce1">
            <text:p>8</text:p>
          </table:table-cell>
          <table:table-cell office:value-type="float" office:value="2.4361865849331559" table:formula="of:=AVERAGE([.T20:.T39])" table:style-name="ce1">
            <text:p>2.436186585</text:p>
          </table:table-cell>
          <table:table-cell table:number-columns-repeated="16362"/>
        </table:table-row>
        <table:table-row table:style-name="ro1">
          <table:table-cell table:number-columns-repeated="20"/>
          <table:table-cell office:value-type="float" office:value="9" table:style-name="ce1">
            <text:p>9</text:p>
          </table:table-cell>
          <table:table-cell office:value-type="float" office:value="2.3944628193693576" table:formula="of:=AVERAGE([.U20:.U39])" table:style-name="ce1">
            <text:p>2.394462819</text:p>
          </table:table-cell>
          <table:table-cell table:number-columns-repeated="16362"/>
        </table:table-row>
        <table:table-row table:style-name="ro1">
          <table:table-cell table:number-columns-repeated="20"/>
          <table:table-cell office:value-type="float" office:value="10" table:style-name="ce1">
            <text:p>10</text:p>
          </table:table-cell>
          <table:table-cell office:value-type="float" office:value="2.3908411955553324" table:formula="of:=AVERAGE([.V20:.V39])" table:style-name="ce1">
            <text:p>2.390841196</text:p>
          </table:table-cell>
          <table:table-cell table:number-columns-repeated="16362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dc:creator>Josh Yeh</dc:creator>
    <meta:creation-date>2025-02-09T05:09:33Z</meta:creation-date>
    <dc:date>2025-02-11T12:18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true" chart:minimum="100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1000" chart:minor-logarithmic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a02b93" svg:stroke-opacity="100%" draw:stroke-linejoin="round" svg:stroke-linecap="round"/>
    </style:style>
    <style:style style:family="chart" style:name="G0S5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ea72e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d3a4e" svg:stroke-opacity="100%" draw:stroke-linejoin="round" svg:stroke-linecap="round"/>
    </style:style>
    <style:style style:family="chart" style:name="G0S7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994010" svg:stroke-opacity="100%" draw:stroke-linejoin="round" svg:stroke-linecap="round"/>
    </style:style>
    <style:style style:family="chart" style:name="G0S8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f4016" svg:stroke-opacity="100%" draw:stroke-linejoin="round" svg:stroke-linecap="round"/>
    </style:style>
    <style:style style:family="chart" style:name="G0S9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095f80" svg:stroke-opacity="100%" draw:stroke-linejoin="round" svg:stroke-linecap="round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85.8751968503937pt" svg:width="718.50031496063pt" chart:style-name="Crt0">
        <chart:title chart:style-name="CT00">
          <text:p text:style-name="a0" text:class-names="" text:cond-style-name="">CPE of Unroll Factors 1-10</text:p>
        </chart:title>
        <chart:legend chart:legend-position="bottom" chart:legend-align="center" chart:style-name="Lgnd"/>
        <chart:plot-area svg:x="16.33007874015748pt" svg:y="26.30031496062992pt" svg:width="702.1702362204724pt" svg:height="326.598031496063pt" chart:style-name="Plt0">
          <chart:axis chart:dimension="y" chart:name="primary-y" chart:style-name="Axs0">
            <chart:title chart:style-name="AT00">
              <text:p text:style-name="a1" text:class-names="" text:cond-style-name="">CP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Log(Array Size)</text:p>
            </chart:title>
            <chart:grid chart:class="major" chart:style-name="GMa1"/>
          </chart:axis>
          <chart:series chart:label-cell-address="1b.$M$19" chart:values-cell-range-address="1b.$M$20:.$M$39" chart:class="chart:scatter" chart:attached-axis="primary-y" chart:style-name="G0S0">
            <chart:domain table:cell-range-address="1b.$A$20:.$A$39"/>
            <chart:data-point chart:repeated="20"/>
          </chart:series>
          <chart:series chart:label-cell-address="1b.$N$19" chart:values-cell-range-address="1b.$N$20:.$N$39" chart:class="chart:scatter" chart:attached-axis="primary-y" chart:style-name="G0S1">
            <chart:domain table:cell-range-address="1b.$A$20:.$A$39"/>
            <chart:data-point chart:repeated="20"/>
          </chart:series>
          <chart:series chart:label-cell-address="1b.$O$19" chart:values-cell-range-address="1b.$O$20:.$O$39" chart:class="chart:scatter" chart:attached-axis="primary-y" chart:style-name="G0S2">
            <chart:domain table:cell-range-address="1b.$A$20:.$A$39"/>
            <chart:data-point chart:repeated="20"/>
          </chart:series>
          <chart:series chart:label-cell-address="1b.$P$19" chart:values-cell-range-address="1b.$P$20:.$P$39" chart:class="chart:scatter" chart:attached-axis="primary-y" chart:style-name="G0S3">
            <chart:domain table:cell-range-address="1b.$A$20:.$A$39"/>
            <chart:data-point chart:repeated="20"/>
          </chart:series>
          <chart:series chart:label-cell-address="1b.$Q$19" chart:values-cell-range-address="1b.$Q$20:.$Q$39" chart:class="chart:scatter" chart:attached-axis="primary-y" chart:style-name="G0S4">
            <chart:domain table:cell-range-address="1b.$A$20:.$A$39"/>
            <chart:data-point chart:repeated="20"/>
          </chart:series>
          <chart:series chart:label-cell-address="1b.$R$19" chart:values-cell-range-address="1b.$R$20:.$R$39" chart:class="chart:scatter" chart:attached-axis="primary-y" chart:style-name="G0S5">
            <chart:domain table:cell-range-address="1b.$A$20:.$A$39"/>
            <chart:data-point chart:repeated="20"/>
          </chart:series>
          <chart:series chart:label-cell-address="1b.$S$19" chart:values-cell-range-address="1b.$S$20:.$S$39" chart:class="chart:scatter" chart:attached-axis="primary-y" chart:style-name="G0S6">
            <chart:domain table:cell-range-address="1b.$A$20:.$A$39"/>
            <chart:data-point chart:repeated="20"/>
          </chart:series>
          <chart:series chart:label-cell-address="1b.$T$19" chart:values-cell-range-address="1b.$T$20:.$T$39" chart:class="chart:scatter" chart:attached-axis="primary-y" chart:style-name="G0S7">
            <chart:domain table:cell-range-address="1b.$A$20:.$A$39"/>
            <chart:data-point chart:repeated="20"/>
          </chart:series>
          <chart:series chart:label-cell-address="1b.$U$19" chart:values-cell-range-address="1b.$U$20:.$U$39" chart:class="chart:scatter" chart:attached-axis="primary-y" chart:style-name="G0S8">
            <chart:domain table:cell-range-address="1b.$A$20:.$A$39"/>
            <chart:data-point chart:repeated="20"/>
          </chart:series>
          <chart:series chart:label-cell-address="1b.$V$19" chart:values-cell-range-address="1b.$V$20:.$V$39" chart:class="chart:scatter" chart:attached-axis="primary-y" chart:style-name="G0S9">
            <chart:domain table:cell-range-address="1b.$A$20:.$A$39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